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26a407" officeooo:paragraph-rsid="0026a407"/>
    </style:style>
    <style:style style:name="P2" style:family="paragraph" style:parent-style-name="Text_20_body">
      <style:paragraph-properties fo:text-align="justify" style:justify-single-word="false"/>
      <style:text-properties style:font-name="Times New Roman" fo:font-size="12pt" fo:font-style="normal" fo:font-weight="normal" officeooo:rsid="0026a407" officeooo:paragraph-rsid="0026a407"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Ireland's Authoritative Geospatial Information to Support Building Information Modelling</text:p>
      <text:h text:style-name="P3" text:outline-level="1">Abstract</text:h>
      <text:p text:style-name="P2">Building Information Modelling (BIM) is a key enabler to support integration of building data not only within the buildings life cycle (BLC) and is an important aspect to support a wide range of use cases, related to building navigation, control, sustainability, etc.. Open BIM faces several challenges related to standardization, data interdependency, data access, and security. In addition to these technical challenges, there remains the barrier among BIM developers who wish to protect their intellectual property, as full 3D BIM development requires expertise and effort. This means that there is often limited availability of BIM models. In Ireland, the Ordnance Survey Ireland (OSi) has a substantial dataset, called Prime2, which includes not only GIS data (polygon footprint, geodetic coordinate), but also additional building specific data (form and function). In this paper we demonstrate the use of an applied and tested methodology for uplifting GIS data (SQL tabular data) into RDF (Geo-SPARQL and OSi ontology) and demonstrate how this data is used for interlinking to other building data with an initial, simple exploratory example, taken from DBpedia. By interlinking building data in this way and making it available, new insights and knowledge about buildings in Ireland can be made, currently not possible due to lack of availability of data. This is an important step towards the iterative integration of ever more complex BIM models into the wider web of data to support the aforementioned us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1:46:35.024949826</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246" meta:character-count="1630" meta:non-whitespace-character-count="1387"/>
    <meta:user-defined meta:name="Author_1">Kris McGlinn --kmcglinn@gmail.com--TCD-Adapt</meta:user-defined>
    <meta:user-defined meta:name="Author_2">Christophe Debruyne --christophe.debruyne@gmail.com --Trinity College Dublin</meta:user-defined>
    <meta:user-defined meta:name="Author_3">Lorraine McNerney --lorraine.mcnerney@osi.ie --Ordnance Survey Ireland</meta:user-defined>
    <meta:user-defined meta:name="Author_4">Declan O'Sullivan --Declan.O'Sullivan@scss.tcd.ie --Trinity College Dublin</meta:user-defined>
    <meta:user-defined meta:name="Keywords" meta:value-type="string">Linked Data--Interlinking--Information Modelling--Geographic Information System--Ordnance Survey Ireland</meta:user-defined>
  </office:meta>
</office:document-meta>
</file>